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onContext.ExecutionContext( Map definitions , ScriptManager scriptManager , SAXParser sax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ecutionContext.getScrip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Context.ge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Context.get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